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5in"/>
    </style:style>
    <style:style style:name="co2" style:family="table-column">
      <style:table-column-properties fo:break-before="auto" style:column-width="1.361in"/>
    </style:style>
    <style:style style:name="co3" style:family="table-column">
      <style:table-column-properties fo:break-before="auto" style:column-width="1.0965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hannel Number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Bias Line</text:p>
          </table:table-cell>
          <table:table-cell office:value-type="string" calcext:value-type="string">
            <text:p>Optically Active</text:p>
          </table:table-cell>
          <table:table-cell office:value-type="string" calcext:value-type="string">
            <text:p>Selecte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44553734.37505" calcext:value-type="float">
            <text:p>4044553734.3750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49241046.87505" calcext:value-type="float">
            <text:p>4049241046.8750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051185570.31255" calcext:value-type="float">
            <text:p>4051185570.3125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053298640.62505" calcext:value-type="float">
            <text:p>4053298640.6250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055920132.81255" calcext:value-type="float">
            <text:p>4055920132.8125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57153437.50005" calcext:value-type="float">
            <text:p>4057153437.5000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058495906.25005" calcext:value-type="float">
            <text:p>4058495906.2500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060223609.37505" calcext:value-type="float">
            <text:p>4060223609.3750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064008789.06255" calcext:value-type="float">
            <text:p>4064008789.0625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065204242.18755" calcext:value-type="float">
            <text:p>4065204242.1875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066934710.93755" calcext:value-type="float">
            <text:p>4066934710.9375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068847656.25005" calcext:value-type="float">
            <text:p>4068847656.2500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070357539.06255" calcext:value-type="float">
            <text:p>4070357539.0625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072581890.62505" calcext:value-type="float">
            <text:p>4072581890.6250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075241210.93755" calcext:value-type="float">
            <text:p>4075241210.9375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077633906.25005" calcext:value-type="float">
            <text:p>4077633906.2500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079062382.81255" calcext:value-type="float">
            <text:p>4079062382.8125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080030320.31255" calcext:value-type="float">
            <text:p>4080030320.3125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082836773.43755" calcext:value-type="float">
            <text:p>4082836773.4375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084094867.18755" calcext:value-type="float">
            <text:p>4084094867.1875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087584960.93755" calcext:value-type="float">
            <text:p>4087584960.9375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088950984.37505" calcext:value-type="float">
            <text:p>4088950984.3750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090314453.12505" calcext:value-type="float">
            <text:p>4090314453.1250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091851679.68755" calcext:value-type="float">
            <text:p>4091851679.6875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094985210.93755" calcext:value-type="float">
            <text:p>4094985210.9375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097714679.68755" calcext:value-type="float">
            <text:p>4097714679.6875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098622000.00005" calcext:value-type="float">
            <text:p>4098622000.0000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100454101.56255" calcext:value-type="float">
            <text:p>4100454101.5625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102191570.31255" calcext:value-type="float">
            <text:p>4102191570.3125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104072265.62505" calcext:value-type="float">
            <text:p>4104072265.6250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106458218.75005" calcext:value-type="float">
            <text:p>4106458218.7500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109032320.31255" calcext:value-type="float">
            <text:p>4109032320.3125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110952148.43755" calcext:value-type="float">
            <text:p>4110952148.4375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118517578.12505" calcext:value-type="float">
            <text:p>4118517578.1250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120885742.18755" calcext:value-type="float">
            <text:p>4120885742.1875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123055828.12505" calcext:value-type="float">
            <text:p>4123055828.1250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125303453.12505" calcext:value-type="float">
            <text:p>4125303453.1250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128439875.00006" calcext:value-type="float">
            <text:p>4128439875.0000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129393226.56255" calcext:value-type="float">
            <text:p>4129393226.5625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131683710.93755" calcext:value-type="float">
            <text:p>4131683710.9375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134474726.56255" calcext:value-type="float">
            <text:p>4134474726.5625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136663437.50005" calcext:value-type="float">
            <text:p>4136663437.5000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138582679.68755" calcext:value-type="float">
            <text:p>4138582679.6875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140157320.31255" calcext:value-type="float">
            <text:p>4140157320.3125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141999046.87505" calcext:value-type="float">
            <text:p>4141999046.8750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144271812.50005" calcext:value-type="float">
            <text:p>4144271812.5000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146293085.93755" calcext:value-type="float">
            <text:p>4146293085.9375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149535968.75005" calcext:value-type="float">
            <text:p>4149535968.7500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152194617.18755" calcext:value-type="float">
            <text:p>4152194617.1875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4154621093.75005" calcext:value-type="float">
            <text:p>4154621093.7500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156550781.25005" calcext:value-type="float">
            <text:p>4156550781.2500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4159398718.75005" calcext:value-type="float">
            <text:p>4159398718.7500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4160538828.12505" calcext:value-type="float">
            <text:p>4160538828.1250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4161634578.12505" calcext:value-type="float">
            <text:p>4161634578.1250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4163186523.43755" calcext:value-type="float">
            <text:p>4163186523.4375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4165438617.18755" calcext:value-type="float">
            <text:p>4165438617.1875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4165800898.43755" calcext:value-type="float">
            <text:p>4165800898.4375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4168195617.18755" calcext:value-type="float">
            <text:p>4168195617.1875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4168424617.1876" calcext:value-type="float">
            <text:p>4168424617.187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4168418945.31255" calcext:value-type="float">
            <text:p>4168418945.3125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170203843.75005" calcext:value-type="float">
            <text:p>4170203843.7500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4170202875.00003" calcext:value-type="float">
            <text:p>4170202875.0000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4171619140.62505" calcext:value-type="float">
            <text:p>4171619140.6250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4172221679.68755" calcext:value-type="float">
            <text:p>4172221679.6875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173041015.62505" calcext:value-type="float">
            <text:p>4173041015.6250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4173405273.43755" calcext:value-type="float">
            <text:p>4173405273.4375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4173654273.4376" calcext:value-type="float">
            <text:p>4173654273.437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4173661132.81255" calcext:value-type="float">
            <text:p>4173661132.8125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4175728328.12505" calcext:value-type="float">
            <text:p>4175728328.1250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4175916328.12509" calcext:value-type="float">
            <text:p>4175916328.1250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4175738828.12501" calcext:value-type="float">
            <text:p>4175738828.1250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4175923828.12505" calcext:value-type="float">
            <text:p>4175923828.1250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4177349726.56255" calcext:value-type="float">
            <text:p>4177349726.5625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4178149062.50005" calcext:value-type="float">
            <text:p>4178149062.5000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4179929781.25005" calcext:value-type="float">
            <text:p>4179929781.2500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4180871695.31255" calcext:value-type="float">
            <text:p>4180871695.3125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4180902343.75" calcext:value-type="float">
            <text:p>4180902343.7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4181153343.75005" calcext:value-type="float">
            <text:p>4181153343.7500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183252414.06255" calcext:value-type="float">
            <text:p>4183252414.0625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4183809382.81255" calcext:value-type="float">
            <text:p>4183809382.8125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185275414.06255" calcext:value-type="float">
            <text:p>4185275414.0625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4187642578.12505" calcext:value-type="float">
            <text:p>4187642578.1250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4189376117.18755" calcext:value-type="float">
            <text:p>4189376117.1875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4191560382.81255" calcext:value-type="float">
            <text:p>4191560382.8125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4193360351.56255" calcext:value-type="float">
            <text:p>4193360351.5625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4195263671.87505" calcext:value-type="float">
            <text:p>4195263671.8750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4200343750.00005" calcext:value-type="float">
            <text:p>4200343750.0000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4202215054.68755" calcext:value-type="float">
            <text:p>4202215054.6875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4203662250.00005" calcext:value-type="float">
            <text:p>4203662250.0000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4205179851.56255" calcext:value-type="float">
            <text:p>4205179851.5625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4206664062.50005" calcext:value-type="float">
            <text:p>4206664062.5000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4208034039.06255" calcext:value-type="float">
            <text:p>4208034039.0625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4209615234.37505" calcext:value-type="float">
            <text:p>4209615234.3750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4211597773.43755" calcext:value-type="float">
            <text:p>4211597773.4375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4213708984.37505" calcext:value-type="float">
            <text:p>4213708984.3750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4215097656.25005" calcext:value-type="float">
            <text:p>4215097656.2500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4217744257.81255" calcext:value-type="float">
            <text:p>4217744257.8125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4218470726.56255" calcext:value-type="float">
            <text:p>4218470726.5625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4221391437.50005" calcext:value-type="float">
            <text:p>4221391437.5000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4223182429.68755" calcext:value-type="float">
            <text:p>4223182429.6875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225361468.75005" calcext:value-type="float">
            <text:p>4225361468.7500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4227071406.25005" calcext:value-type="float">
            <text:p>4227071406.2500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4234211031.25005" calcext:value-type="float">
            <text:p>4234211031.2500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4234422031.2501" calcext:value-type="float">
            <text:p>4234422031.250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4234210062.50001" calcext:value-type="float">
            <text:p>4234210062.5000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4234423062.50005" calcext:value-type="float">
            <text:p>4234423062.5000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4235979375.00005" calcext:value-type="float">
            <text:p>4235979375.0000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4237415757.81255" calcext:value-type="float">
            <text:p>4237415757.8125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4239045898.43755" calcext:value-type="float">
            <text:p>4239045898.4375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4240597656.25005" calcext:value-type="float">
            <text:p>4240597656.2500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4242197593.75005" calcext:value-type="float">
            <text:p>4242197593.7500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4243663250.00005" calcext:value-type="float">
            <text:p>4243663250.0000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4245431757.81255" calcext:value-type="float">
            <text:p>4245431757.8125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4247784437.50005" calcext:value-type="float">
            <text:p>4247784437.5000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4252458171.87505" calcext:value-type="float">
            <text:p>4252458171.8750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4254078125.00005" calcext:value-type="float">
            <text:p>4254078125.0000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4255519531.25005" calcext:value-type="float">
            <text:p>4255519531.2500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4257439593.75005" calcext:value-type="float">
            <text:p>4257439593.7500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4259487351.56255" calcext:value-type="float">
            <text:p>4259487351.5625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4262244023.43755" calcext:value-type="float">
            <text:p>4262244023.4375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4268284968.75005" calcext:value-type="float">
            <text:p>4268284968.7500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4269593843.75005" calcext:value-type="float">
            <text:p>4269593843.7500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4271190523.43755" calcext:value-type="float">
            <text:p>4271190523.4375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4272783296.87505" calcext:value-type="float">
            <text:p>4272783296.8750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4274441500.00005" calcext:value-type="float">
            <text:p>4274441500.0000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4276091031.25005" calcext:value-type="float">
            <text:p>4276091031.2500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4277250210.93755" calcext:value-type="float">
            <text:p>4277250210.9375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4279500140.62505" calcext:value-type="float">
            <text:p>4279500140.6250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282037109.37505" calcext:value-type="float">
            <text:p>4282037109.3750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4284135835.93755" calcext:value-type="float">
            <text:p>4284135835.9375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4286446289.06255" calcext:value-type="float">
            <text:p>4286446289.0625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4288014648.43755" calcext:value-type="float">
            <text:p>4288014648.4375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4289448242.18755" calcext:value-type="float">
            <text:p>4289448242.1875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4291631671.87505" calcext:value-type="float">
            <text:p>4291631671.8750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4292841632.81255" calcext:value-type="float">
            <text:p>4292841632.8125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4305995210.93755" calcext:value-type="float">
            <text:p>4305995210.9375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4311434992.18756" calcext:value-type="float">
            <text:p>4311434992.18756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4312806039.06255" calcext:value-type="float">
            <text:p>4312806039.06255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4313989257.81255" calcext:value-type="float">
            <text:p>4313989257.81255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4315307757.81255" calcext:value-type="float">
            <text:p>4315307757.8125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4317038460.93755" calcext:value-type="float">
            <text:p>4317038460.93755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4318716890.62505" calcext:value-type="float">
            <text:p>4318716890.62505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4320589843.75005" calcext:value-type="float">
            <text:p>4320589843.7500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4323552945.31255" calcext:value-type="float">
            <text:p>4323552945.31255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4324514460.93755" calcext:value-type="float">
            <text:p>4324514460.9375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4325802546.87505" calcext:value-type="float">
            <text:p>4325802546.8750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4327679500.00005" calcext:value-type="float">
            <text:p>4327679500.0000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4328740445.31255" calcext:value-type="float">
            <text:p>4328740445.3125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4330160367.18755" calcext:value-type="float">
            <text:p>4330160367.1875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4332699031.25005" calcext:value-type="float">
            <text:p>4332699031.2500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4334391601.56255" calcext:value-type="float">
            <text:p>4334391601.5625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4336389859.37505" calcext:value-type="float">
            <text:p>4336389859.3750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4343290156.25005" calcext:value-type="float">
            <text:p>4343290156.25005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4344828453.12505" calcext:value-type="float">
            <text:p>4344828453.12505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4345659179.68755" calcext:value-type="float">
            <text:p>4345659179.68755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4347315109.37506" calcext:value-type="float">
            <text:p>4347315109.37506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4348616023.43755" calcext:value-type="float">
            <text:p>4348616023.43755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4350424851.56255" calcext:value-type="float">
            <text:p>4350424851.56255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4352303945.31255" calcext:value-type="float">
            <text:p>4352303945.31255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4354984609.37505" calcext:value-type="float">
            <text:p>4354984609.3750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4356953382.81255" calcext:value-type="float">
            <text:p>4356953382.8125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4357576007.81255" calcext:value-type="float">
            <text:p>4357576007.8125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4359075546.87505" calcext:value-type="float">
            <text:p>4359075546.8750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4360784179.68755" calcext:value-type="float">
            <text:p>4360784179.6875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4362119562.50006" calcext:value-type="float">
            <text:p>4362119562.5000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4364261531.25005" calcext:value-type="float">
            <text:p>4364261531.2500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4366094726.56255" calcext:value-type="float">
            <text:p>4366094726.5625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4368167968.75005" calcext:value-type="float">
            <text:p>4368167968.7500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4379492492.18755" calcext:value-type="float">
            <text:p>4379492492.18755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4380471351.56255" calcext:value-type="float">
            <text:p>4380471351.56255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4381581656.25005" calcext:value-type="float">
            <text:p>4381581656.25005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4383086562.50005" calcext:value-type="float">
            <text:p>4383086562.50005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4384077148.43755" calcext:value-type="float">
            <text:p>4384077148.43755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4386114468.75005" calcext:value-type="float">
            <text:p>4386114468.75005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4387338031.25005" calcext:value-type="float">
            <text:p>4387338031.2500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4389407062.50005" calcext:value-type="float">
            <text:p>4389407062.50005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4391186593.75005" calcext:value-type="float">
            <text:p>4391186593.7500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4392706382.81255" calcext:value-type="float">
            <text:p>4392706382.8125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4394383460.93755" calcext:value-type="float">
            <text:p>4394383460.9375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4396109820.31256" calcext:value-type="float">
            <text:p>4396109820.3125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4397084312.50005" calcext:value-type="float">
            <text:p>4397084312.5000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4398369765.62505" calcext:value-type="float">
            <text:p>4398369765.6250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4400958218.75005" calcext:value-type="float">
            <text:p>4400958218.7500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4403544921.87505" calcext:value-type="float">
            <text:p>4403544921.8750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4405611609.37505" calcext:value-type="float">
            <text:p>4405611609.3750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4413085265.62505" calcext:value-type="float">
            <text:p>4413085265.62505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4414171109.37505" calcext:value-type="float">
            <text:p>4414171109.37505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4415310921.87505" calcext:value-type="float">
            <text:p>4415310921.8750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4416398695.31255" calcext:value-type="float">
            <text:p>4416398695.3125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4418080406.25005" calcext:value-type="float">
            <text:p>4418080406.25005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4420011531.25005" calcext:value-type="float">
            <text:p>4420011531.25005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4421319453.12505" calcext:value-type="float">
            <text:p>4421319453.1250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4423158015.62505" calcext:value-type="float">
            <text:p>4423158015.62505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4424752625.00005" calcext:value-type="float">
            <text:p>4424752625.0000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4426372882.81255" calcext:value-type="float">
            <text:p>4426372882.8125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4428358796.87505" calcext:value-type="float">
            <text:p>4428358796.8750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4429263234.37506" calcext:value-type="float">
            <text:p>4429263234.3750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4429889312.50004" calcext:value-type="float">
            <text:p>4429889312.50004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4432441710.93755" calcext:value-type="float">
            <text:p>4432441710.9375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4432863789.06255" calcext:value-type="float">
            <text:p>4432863789.0625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4435223609.37505" calcext:value-type="float">
            <text:p>4435223609.3750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4436225796.87505" calcext:value-type="float">
            <text:p>4436225796.87505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4437834984.37505" calcext:value-type="float">
            <text:p>4437834984.3750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4438356281.25005" calcext:value-type="float">
            <text:p>4438356281.25005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4439395273.43755" calcext:value-type="float">
            <text:p>4439395273.43755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4441306453.12505" calcext:value-type="float">
            <text:p>4441306453.12505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4443467585.93755" calcext:value-type="float">
            <text:p>4443467585.93755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4445469703.12505" calcext:value-type="float">
            <text:p>4445469703.12505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4447821289.06255" calcext:value-type="float">
            <text:p>4447821289.06255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4450770648.43755" calcext:value-type="float">
            <text:p>4450770648.43755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4452095820.31255" calcext:value-type="float">
            <text:p>4452095820.31255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4453914851.56255" calcext:value-type="float">
            <text:p>4453914851.5625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4456087492.18755" calcext:value-type="float">
            <text:p>4456087492.18755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4458495046.87505" calcext:value-type="float">
            <text:p>4458495046.87505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4460962007.81255" calcext:value-type="float">
            <text:p>4460962007.81255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4464191078.12505" calcext:value-type="float">
            <text:p>4464191078.12505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4466857539.06255" calcext:value-type="float">
            <text:p>4466857539.06255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4467965609.37505" calcext:value-type="float">
            <text:p>4467965609.37505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4468879859.37505" calcext:value-type="float">
            <text:p>4468879859.37505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4470548203.12505" calcext:value-type="float">
            <text:p>4470548203.12505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4471454679.68755" calcext:value-type="float">
            <text:p>4471454679.68755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4473229656.25005" calcext:value-type="float">
            <text:p>4473229656.2500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4475361187.50005" calcext:value-type="float">
            <text:p>4475361187.50005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4477409531.25005" calcext:value-type="float">
            <text:p>4477409531.25005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4479641320.31255" calcext:value-type="float">
            <text:p>4479641320.31255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4482608539.06255" calcext:value-type="float">
            <text:p>4482608539.06255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4484514460.93755" calcext:value-type="float">
            <text:p>4484514460.93755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4485832820.31255" calcext:value-type="float">
            <text:p>4485832820.31255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4488119234.37505" calcext:value-type="float">
            <text:p>4488119234.37505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4490244773.43756" calcext:value-type="float">
            <text:p>4490244773.4375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4495358695.31255" calcext:value-type="float">
            <text:p>4495358695.31255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percentage-style style:name="N160">
      <number:number number:decimal-places="1" loext:min-decimal-places="1" number:min-integer-digits="1"/>
      <number:text>%</number:text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03">00/00/0000</text:date>, <text:time style:data-style-name="N2" text:time-value="10:28:51.99370577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6-03T10:07:06.021438983</meta:creation-date>
    <meta:generator>LibreOffice/6.4.7.2$Linux_X86_64 LibreOffice_project/40$Build-2</meta:generator>
    <dc:date>2024-06-03T10:29:24.269835696</dc:date>
    <meta:editing-duration>PT33S</meta:editing-duration>
    <meta:editing-cycles>2</meta:editing-cycles>
    <meta:document-statistic meta:table-count="1" meta:cell-count="1160" meta:object-count="0"/>
  </office:meta>
</office:document-meta>
</file>